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F66F520393F25A5F72.png" manifest:media-type="image/png"/>
  <manifest:file-entry manifest:full-path="Pictures/100000010000030D0000013994F902AC9BA0575D.png" manifest:media-type="image/png"/>
  <manifest:file-entry manifest:full-path="Pictures/100000010000030A0000008B27101F0AD7D24C13.png" manifest:media-type="image/png"/>
  <manifest:file-entry manifest:full-path="Pictures/10000001000004F600000111D5923FBF9F5FACE8.png" manifest:media-type="image/png"/>
  <manifest:file-entry manifest:full-path="Pictures/100000010000030A00000037EDF02B893014969C.png" manifest:media-type="image/png"/>
  <manifest:file-entry manifest:full-path="Pictures/10000001000004F60000004D96443E6EC6A91DCE.png" manifest:media-type="image/png"/>
  <manifest:file-entry manifest:full-path="Pictures/100000010000030D0000008CF8B981264470EB09.png" manifest:media-type="image/png"/>
  <manifest:file-entry manifest:full-path="Pictures/100000010000030A000000CF6FD4CB243A9A5FF2.png" manifest:media-type="image/png"/>
  <manifest:file-entry manifest:full-path="Pictures/100000010000036800000148B23A2044A6AEEA01.png" manifest:media-type="image/png"/>
  <manifest:file-entry manifest:full-path="Pictures/100000010000030A0000004BCF0E04B86EFCD969.png" manifest:media-type="image/png"/>
  <manifest:file-entry manifest:full-path="Pictures/100000010000026F000001C194CFDB185FDD6139.png" manifest:media-type="image/png"/>
  <manifest:file-entry manifest:full-path="Pictures/10000001000003490000004DFCB02DD184EDBC98.png" manifest:media-type="image/png"/>
  <manifest:file-entry manifest:full-path="Pictures/10000001000003490000005F42A0E11CAB5D5BD7.png" manifest:media-type="image/png"/>
  <manifest:file-entry manifest:full-path="Pictures/10000001000003490000004C6D6739E79FAA51F5.png" manifest:media-type="image/png"/>
  <manifest:file-entry manifest:full-path="Pictures/100000010000030A00000037B936B20DF3E9DE59.png" manifest:media-type="image/png"/>
  <manifest:file-entry manifest:full-path="Pictures/10000001000003490000004D78799BE8C8475351.png" manifest:media-type="image/png"/>
  <manifest:file-entry manifest:full-path="Pictures/10000001000003490000004C33F8BF89DF652C0C.png" manifest:media-type="image/png"/>
  <manifest:file-entry manifest:full-path="Pictures/100000010000030A000000F7A331A56F41B04971.png" manifest:media-type="image/png"/>
  <manifest:file-entry manifest:full-path="Pictures/100000010000043F000000D2CABB6B189593D88D.png" manifest:media-type="image/png"/>
  <manifest:file-entry manifest:full-path="Pictures/100000010000026F00000041706FA88F6C31EB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0c59f" officeooo:paragraph-rsid="0010c59f"/>
    </style:style>
    <style:style style:name="P2" style:family="paragraph" style:parent-style-name="Standard">
      <style:paragraph-properties fo:text-align="start" style:justify-single-word="false"/>
      <style:text-properties officeooo:rsid="0010c59f" officeooo:paragraph-rsid="0010c59f"/>
    </style:style>
    <style:style style:name="P3" style:family="paragraph" style:parent-style-name="Preformatted_20_Text">
      <style:paragraph-properties fo:text-align="start" style:justify-single-word="false"/>
      <style:text-properties officeooo:rsid="0011e598" officeooo:paragraph-rsid="0011e598"/>
    </style:style>
    <style:style style:name="P4" style:family="paragraph" style:parent-style-name="Standard">
      <style:paragraph-properties fo:text-align="start" style:justify-single-word="false"/>
      <style:text-properties officeooo:rsid="0011e598" officeooo:paragraph-rsid="0011e598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f77ff" officeooo:paragraph-rsid="000f77f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0c59f"/>
    </style:style>
    <style:style style:name="P8" style:family="paragraph" style:parent-style-name="Standard">
      <style:paragraph-properties fo:text-align="start" style:justify-single-word="false"/>
      <style:text-properties officeooo:rsid="0012d12a" officeooo:paragraph-rsid="0012d12a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4dad9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0c59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1e598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1e598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2d12a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4505d" officeooo:paragraph-rsid="0014505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1pt" fo:font-weight="bold" officeooo:rsid="000f77ff" officeooo:paragraph-rsid="000f77ff" style:font-size-asian="18.3500003814697pt" style:font-weight-asian="bold" style:font-size-complex="21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officeooo:rsid="000f77ff" officeooo:paragraph-rsid="000f77ff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08b896" officeooo:paragraph-rsid="001d6617" style:font-size-asian="16pt" style:font-weight-asian="bold" style:font-size-complex="16pt" style:font-weight-complex="bold"/>
    </style:style>
    <style:style style:name="T1" style:family="text">
      <style:text-properties style:text-line-through-style="none" style:text-line-through-type="none" fo:font-size="14pt" fo:font-weight="bold" style:font-size-asian="12.25pt" style:font-weight-asian="bold" style:font-size-complex="14pt" style:font-weight-complex="bold"/>
    </style:style>
    <style:style style:name="T2" style:family="text">
      <style:text-properties style:text-line-through-style="none" style:text-line-through-type="none" fo:font-size="14pt" fo:font-weight="bold" officeooo:rsid="0010c59f" style:font-size-asian="12.25pt" style:font-weight-asian="bold" style:font-size-complex="14pt" style:font-weight-complex="bold"/>
    </style:style>
    <style:style style:name="T3" style:family="text">
      <style:text-properties style:text-line-through-style="none" style:text-line-through-type="none" fo:font-size="14pt" fo:font-weight="bold" officeooo:rsid="0011e598" style:font-size-asian="12.25pt" style:font-weight-asian="bold" style:font-size-complex="14pt" style:font-weight-complex="bold"/>
    </style:style>
    <style:style style:name="T4" style:family="text">
      <style:text-properties style:text-line-through-style="none" style:text-line-through-type="none" fo:font-size="14pt" fo:font-weight="bold" officeooo:rsid="0012d12a" style:font-size-asian="12.25pt" style:font-weight-asian="bold" style:font-size-complex="14pt" style:font-weight-complex="bold"/>
    </style:style>
    <style:style style:name="T5" style:family="text">
      <style:text-properties style:text-line-through-style="none" style:text-line-through-type="none" fo:font-size="14pt" fo:font-weight="bold" officeooo:rsid="0014505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10c59f" style:font-size-asian="12.25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73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036cm, 2.8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ssignment No.3</text:p>
      <text:p text:style-name="P17"/>
      <text:p text:style-name="P19"><text:span text:style-name="T8">80130-KD4:NAVEENKUMAR PANCHYAL</text:span></text:p>
      <text:p text:style-name="P18"><text:span text:style-name="T8"/></text:p>
      <text:p text:style-name="P18"><text:span text:style-name="T8">1)ls(Display hidden files):-</text:span></text:p>
      <text:p text:style-name="P5"/>
      <text:p text:style-name="P5"><draw:frame draw:style-name="fr4" draw:name="Image1" text:anchor-type="char" svg:x="-0.609cm" svg:y="0.159cm" svg:width="22.613cm" svg:height="3.358cm" draw:z-index="0"><draw:image xlink:href="Pictures/10000001000004F600000111D5923FBF9F5FACE8.png" xlink:type="simple" xlink:show="embed" xlink:actuate="onLoad" draw:mime-type="image/png"/></draw:frame></text:p>
      <text:p text:style-name="P5"/>
      <text:p text:style-name="P5"/>
      <text:p text:style-name="P5">2)rename(Rename all *.txt files to *.htm):-</text:p>
      <text:p text:style-name="P5"><draw:frame draw:style-name="fr3" draw:name="Image2" text:anchor-type="char" svg:x="-0.443cm" svg:y="0.436cm" svg:width="21.613cm" svg:height="2.141cm" draw:z-index="1"><draw:image xlink:href="Pictures/10000001000004F60000004D96443E6EC6A91DC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7"><text:span text:style-name="T6">3)</text:span><text:span text:style-name="T7">ln -s(Create symbolic link (shortcut) for a file):</text:span><text:span text:style-name="T2">-</text:span></text:p>
      <text:p text:style-name="P9">4)ln(Create hard link for a file):-</text:p>
      <text:p text:style-name="P9"/>
      <text:p text:style-name="P9"><draw:frame draw:style-name="fr1" draw:name="Image20" text:anchor-type="char" svg:x="-0.168cm" svg:y="0.316cm" svg:width="20.585cm" svg:height="5.477cm" draw:z-index="16"><draw:image xlink:href="Pictures/100000010000030A000000CF6FD4CB243A9A5FF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5)stat(Display time stamp of the file):-</text:p>
      <text:p text:style-name="P9"/>
      <text:p text:style-name="P9"/>
      <text:p text:style-name="P9"><draw:frame draw:style-name="fr1" draw:name="Image3" text:anchor-type="char" svg:x="-0.22cm" svg:y="0.014cm" svg:width="23.072cm" svg:height="6.368cm" draw:z-index="2"><draw:image xlink:href="Pictures/100000010000036800000148B23A2044A6AEEA0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6)touch(Change the time stamp of the file):-</text:p>
      <text:p text:style-name="P9">7)touch(Create empty file):-</text:p>
      <text:p text:style-name="P9"/>
      <text:p text:style-name="P9"><draw:frame draw:style-name="fr2" draw:name="Image4" text:anchor-type="char" svg:width="25.7cm" svg:height="4.964cm" draw:z-index="18"><draw:image xlink:href="Pictures/100000010000043F000000D2CABB6B189593D88D.png" xlink:type="simple" xlink:show="embed" xlink:actuate="onLoad" draw:mime-type="image/png"/></draw:frame></text:p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8)tail(Print all lines in a file from fifth line onwards):-</text:p>
      <text:p text:style-name="P9"/>
      <text:p text:style-name="P9"><draw:frame draw:style-name="fr1" draw:name="Image5" text:anchor-type="char" svg:x="0.111cm" svg:y="0.25cm" svg:width="16.484cm" svg:height="11.88cm" draw:z-index="19"><draw:image xlink:href="Pictures/100000010000026F000001C194CFDB185FDD613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pan text:style-name="T1">9)init 0, poweroff</text:span><text:span text:style-name="T3">(Shutdown (Only for super-user)):-</text:span></text:p>
      <text:p text:style-name="P11"/>
      <text:p text:style-name="P11"/>
      <text:p text:style-name="P1"><text:span text:style-name="Source_20_Text"><text:span text:style-name="T3">--&gt;sudo init 0</text:span></text:span></text:p>
      <text:p text:style-name="P11"/>
      <text:p text:style-name="P11"/>
      <text:p text:style-name="P12">10)init 6, reboot(Reboot (Only for super-user)):-</text:p>
      <text:p text:style-name="P12"/>
      <text:p text:style-name="P12"/>
      <text:p text:style-name="P3"><text:span text:style-name="Source_20_Text"><text:span text:style-name="T1">--&gt;sudo init 6</text:span></text:span></text:p>
      <text:p text:style-name="P12"/>
      <text:p text:style-name="P12">11)whoami(Find current user):-</text:p>
      <text:p text:style-name="P12"/>
      <text:p text:style-name="P12"><draw:frame draw:style-name="fr1" draw:name="Image6" text:anchor-type="char" svg:x="0.058cm" svg:y="0.118cm" svg:width="22.251cm" svg:height="2.037cm" draw:z-index="3"><draw:image xlink:href="Pictures/10000001000003490000004DFCB02DD184EDBC9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12)tty(Find current terminal):-</text:p>
      <text:p text:style-name="P12"><draw:frame draw:style-name="fr1" draw:name="Image7" text:anchor-type="char" svg:x="-0.074cm" svg:y="0.436cm" svg:width="22.251cm" svg:height="2.037cm" draw:z-index="4"><draw:image xlink:href="Pictures/10000001000003490000004D78799BE8C847535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13)who am i(Find current user and terminal):-</text:p>
      <text:p text:style-name="P12"><draw:frame draw:style-name="fr1" draw:name="Image8" text:anchor-type="char" svg:x="0.005cm" svg:y="0.409cm" svg:width="22.251cm" svg:height="2.514cm" draw:z-index="5"><draw:image xlink:href="Pictures/10000001000003490000005F42A0E11CAB5D5BD7.png" xlink:type="simple" xlink:show="embed" xlink:actuate="onLoad" draw:mime-type="image/png"/></draw:frame></text:p>
      <text:p text:style-name="P12"/>
      <text:p text:style-name="P12"><text:soft-page-break/></text:p>
      <text:p text:style-name="P12"/>
      <text:p text:style-name="P12"/>
      <text:p text:style-name="P12"/>
      <text:p text:style-name="P12">14)users(Find all users logged into the system):-</text:p>
      <text:p text:style-name="P12"/>
      <text:p text:style-name="P12"><draw:frame draw:style-name="fr1" draw:name="Image9" text:anchor-type="char" svg:x="-0.048cm" svg:y="0cm" svg:width="22.251cm" svg:height="2.011cm" draw:z-index="6"><draw:image xlink:href="Pictures/10000001000003490000004C6D6739E79FAA51F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4"><text:span text:style-name="T1">15)who</text:span><text:span text:style-name="T4">(Find all users logged in and terminals in use):-</text:span></text:p>
      <text:p text:style-name="P13"/>
      <text:p text:style-name="P13"><draw:frame draw:style-name="fr1" draw:name="Image10" text:anchor-type="char" svg:x="0.032cm" svg:y="0cm" svg:width="22.251cm" svg:height="2.011cm" draw:z-index="7"><draw:image xlink:href="Pictures/10000001000003490000004C33F8BF89DF652C0C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4"/>
      <text:p text:style-name="P14">16)grep, egrep, fgrep(Find a given word/pattern from the file):-</text:p>
      <text:p text:style-name="P14"/>
      <text:p text:style-name="P14"><draw:frame draw:style-name="fr1" draw:name="Image11" text:anchor-type="char" svg:x="0.349cm" svg:y="0.397cm" svg:width="16.484cm" svg:height="1.72cm" draw:z-index="20"><draw:image xlink:href="Pictures/100000010000026F00000041706FA88F6C31EB0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17)chmod(Make a file as read-only):-</text:p>
      <text:p text:style-name="P14"/>
      <text:p text:style-name="P14"><draw:frame draw:style-name="fr1" draw:name="Image19" text:anchor-type="char" svg:x="-0.115cm" svg:y="0.171cm" svg:width="20.585cm" svg:height="1.984cm" draw:z-index="15"><draw:image xlink:href="Pictures/100000010000030A0000004BCF0E04B86EFCD96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18)chmod(Make a file as write, read and execute):-</text:p>
      <text:p text:style-name="P14"/>
      <text:p text:style-name="P14"><draw:frame draw:style-name="fr1" draw:name="Image21" text:anchor-type="char" svg:x="-0.115cm" svg:y="0.171cm" svg:width="20.585cm" svg:height="1.984cm" draw:z-index="17"><draw:image xlink:href="Pictures/100000010000030A0000004BCF0E04B86EFCD96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8"><text:span text:style-name="T1">19)wc (using redirection)</text:span><text:span text:style-name="T5">(Take input from the file, count words and store output to other file)</text:span><text:span text:style-name="T1">:-</text:span></text:p>
      <text:p text:style-name="P14"/>
      <text:p text:style-name="P15"><draw:frame draw:style-name="fr1" draw:name="Image18" text:anchor-type="char" svg:x="0.044cm" svg:y="0.012cm" svg:width="20.585cm" svg:height="1.455cm" draw:z-index="14"><draw:image xlink:href="Pictures/100000010000030A00000037EDF02B893014969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>20)who | wc (using pipe)(Count words in output of “who” command):-</text:p>
      <text:p text:style-name="P15"><draw:frame draw:style-name="fr1" draw:name="Image17" text:anchor-type="char" svg:x="-0.035cm" svg:y="0.527cm" svg:width="20.585cm" svg:height="1.455cm" draw:z-index="13"><draw:image xlink:href="Pictures/100000010000030A00000037B936B20DF3E9DE5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>21)head, tail (using pipe)(Print lines 5 to 10 from the given file):-</text:p>
      <text:p text:style-name="P15"/>
      <text:p text:style-name="P15"><draw:frame draw:style-name="fr1" draw:name="Image16" text:anchor-type="char" svg:x="0.044cm" svg:y="0cm" svg:width="20.585cm" svg:height="3.678cm" draw:z-index="12"><draw:image xlink:href="Pictures/100000010000030A0000008B27101F0AD7D24C1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22)sort , uniq (using pipe)(Print the uniq values from the unsorted file):-</text:p>
      <text:p text:style-name="P15"><draw:frame draw:style-name="fr1" draw:name="Image15" text:anchor-type="char" svg:x="-0.035cm" svg:y="0.356cm" svg:width="20.585cm" svg:height="6.535cm" draw:z-index="11"><draw:image xlink:href="Pictures/100000010000030A000000F7A331A56F41B0497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26)ls, grep (using pipe)(Display only hidden files in a directory):-</text:p>
      <text:p text:style-name="P15"/>
      <text:p text:style-name="P15"><draw:frame draw:style-name="fr1" draw:name="Image14" text:anchor-type="char" svg:x="-0.048cm" svg:y="0cm" svg:width="20.664cm" svg:height="3.704cm" draw:z-index="10"><draw:image xlink:href="Pictures/100000010000030D0000008CF8B981264470EB0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27)tr(Convert file contents into uppercase , also learn "-s" option of this command):-</text:p>
      <text:p text:style-name="P15"/>
      <text:p text:style-name="P15"><draw:frame draw:style-name="fr1" draw:name="Image13" text:anchor-type="char" svg:x="0.085cm" svg:y="0.012cm" svg:width="20.664cm" svg:height="8.281cm" draw:z-index="9"><draw:image xlink:href="Pictures/100000010000030D0000013994F902AC9BA0575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28)cut(Split the file contents using delimiter and print required fields):-</text:p>
      <text:p text:style-name="P15"><draw:frame draw:style-name="fr1" draw:name="Image12" text:anchor-type="char" svg:x="0.15cm" svg:y="0.487cm" svg:width="15.558cm" svg:height="5.046cm" draw:z-index="8"><draw:image xlink:href="Pictures/100000010000024C000000F66F520393F25A5F72.png" xlink:type="simple" xlink:show="embed" xlink:actuate="onLoad" draw:mime-type="image/png"/></draw:frame>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52:57.469500409</meta:creation-date>
    <dc:date>2023-12-22T22:07:16.715161530</dc:date>
    <meta:editing-duration>PT1H28M18S</meta:editing-duration>
    <meta:editing-cycles>8</meta:editing-cycles>
    <meta:generator>LibreOffice/7.3.7.2$Linux_X86_64 LibreOffice_project/30$Build-2</meta:generator>
    <meta:document-statistic meta:table-count="0" meta:image-count="21" meta:object-count="0" meta:page-count="4" meta:paragraph-count="29" meta:word-count="207" meta:character-count="1400" meta:non-whitespace-character-count="1224"/>
  </office:meta>
</office:document-meta>
</file>